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3000000D96C72734DECF95667.png" manifest:media-type="image/png"/>
  <manifest:file-entry manifest:full-path="Pictures/10000201000000C8000000C8692C6B64CD29A0D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99ffff" draw:textarea-horizontal-align="justify" draw:textarea-vertical-align="middle" draw:auto-grow-height="false" fo:min-height="0.948cm" fo:min-width="0.695cm"/>
    </style:style>
    <style:style style:name="gr3" style:family="graphic" style:parent-style-name="standard">
      <style:graphic-properties draw:fill-color="#ffff66" draw:textarea-horizontal-align="justify" draw:textarea-vertical-align="middle" draw:auto-grow-height="false" fo:min-height="0.703cm" fo:min-width="5.39cm"/>
    </style:style>
    <style:style style:name="gr4" style:family="graphic" style:parent-style-name="standard">
      <style:graphic-properties draw:fill-color="#ffff66" draw:textarea-horizontal-align="justify" draw:textarea-vertical-align="middle" draw:auto-grow-height="false" fo:min-height="1.655cm" fo:min-width="6.231cm"/>
    </style:style>
    <style:style style:name="gr5" style:family="graphic" style:parent-style-name="standard">
      <style:graphic-properties draw:stroke="none" svg:stroke-color="#000000" draw:fill="none" draw:fill-color="#ffffff" fo:min-height="1.274cm"/>
    </style:style>
    <style:style style:name="gr6" style:family="graphic" style:parent-style-name="standard">
      <style:graphic-properties draw:fill-color="#ff99ff" draw:textarea-horizontal-align="justify" draw:textarea-vertical-align="middle" draw:auto-grow-height="false" fo:min-height="0.703cm" fo:min-width="5.39cm"/>
    </style:style>
    <style:style style:name="gr7" style:family="graphic" style:parent-style-name="standard">
      <style:graphic-properties draw:fill-color="#ffcc00" draw:textarea-horizontal-align="justify" draw:textarea-vertical-align="middle" draw:auto-grow-height="false" fo:min-height="1.655cm" fo:min-width="6.231cm"/>
    </style:style>
    <style:style style:name="gr8" style:family="graphic" style:parent-style-name="standard">
      <style:graphic-properties draw:fill-color="#ff9999" draw:textarea-vertical-align="middle" draw:auto-grow-height="false" fo:min-height="4.45cm" fo:min-width="4.708cm"/>
    </style:style>
    <style:style style:name="gr9" style:family="graphic" style:parent-style-name="standard">
      <style:graphic-properties draw:fill-color="#ff9999" draw:textarea-vertical-align="middle" draw:auto-grow-height="false" fo:min-height="4.449cm" fo:min-width="4.707cm"/>
    </style:style>
    <style:style style:name="gr10" style:family="graphic" style:parent-style-name="standard">
      <style:graphic-properties draw:fill-color="#ffff00" draw:textarea-horizontal-align="justify" draw:textarea-vertical-align="middle" draw:auto-grow-height="false" fo:min-height="1.955cm" fo:min-width="2.384cm"/>
    </style:style>
    <style:style style:name="gr11" style:family="graphic" style:parent-style-name="standard">
      <style:graphic-properties draw:fill-color="#ff99ff" draw:textarea-horizontal-align="justify" draw:textarea-vertical-align="middle" draw:auto-grow-height="false" fo:min-height="1.655cm" fo:min-width="6.231cm"/>
    </style:style>
    <style:style style:name="gr12" style:family="graphic" style:parent-style-name="standard">
      <style:graphic-properties draw:fill-color="#ff9999" draw:textarea-horizontal-align="justify" draw:textarea-vertical-align="middle" draw:auto-grow-height="false" fo:min-height="4.195cm" fo:min-width="0.326cm"/>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loext:graphic-properties draw:fill-color="#99ffff"/>
      <style:paragraph-properties fo:text-align="center"/>
      <style:text-properties fo:font-size="32pt" fo:font-weight="bold" style:font-size-asian="32pt" style:font-weight-asian="bold" style:font-size-complex="32pt" style:font-weight-complex="bold"/>
    </style:style>
    <style:style style:name="P4" style:family="paragraph">
      <loext:graphic-properties draw:fill-color="#ffff66"/>
      <style:paragraph-properties fo:text-align="center"/>
    </style:style>
    <style:style style:name="P5" style:family="paragraph">
      <style:text-properties fo:font-size="28pt" fo:font-weight="bold" style:font-size-asian="28pt" style:font-weight-asian="bold" style:font-size-complex="28pt" style:font-weight-complex="bold"/>
    </style:style>
    <style:style style:name="P6" style:family="paragraph">
      <loext:graphic-properties draw:fill="none" draw:fill-color="#ffffff"/>
      <style:text-properties fo:font-size="28pt" fo:font-weight="bold" style:font-size-asian="28pt" style:font-weight-asian="bold" style:font-size-complex="28pt" style:font-weight-complex="bold"/>
    </style:style>
    <style:style style:name="P7" style:family="paragraph">
      <style:paragraph-properties fo:text-align="center"/>
      <style:text-properties fo:font-weight="bold" style:font-weight-asian="bold" style:font-weight-complex="bold"/>
    </style:style>
    <style:style style:name="P8" style:family="paragraph">
      <loext:graphic-properties draw:fill-color="#ff99ff"/>
      <style:paragraph-properties fo:text-align="center"/>
      <style:text-properties fo:color="#000000" fo:font-weight="bold" style:font-weight-asian="bold" style:font-weight-complex="bold"/>
    </style:style>
    <style:style style:name="P9" style:family="paragraph">
      <loext:graphic-properties draw:fill-color="#ffcc00"/>
      <style:paragraph-properties fo:text-align="center"/>
      <style:text-properties fo:color="#000000" fo:font-weight="bold" style:font-weight-asian="bold" style:font-weight-complex="bold"/>
    </style:style>
    <style:style style:name="P10" style:family="paragraph">
      <loext:graphic-properties draw:fill-color="#ff9999"/>
      <style:paragraph-properties fo:text-align="center"/>
    </style:style>
    <style:style style:name="P11" style:family="paragraph">
      <loext:graphic-properties draw:fill-color="#ffff00"/>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color="#00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page>
      <draw:page draw:name="page2"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page>
      <draw:page draw:name="page5"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3" draw:text-style-name="P4"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6.731cm" svg:height="1.905cm" draw:transform="rotate (0.00628318530717883) translate (9.454cm 8.817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6.731cm" svg:height="1.906cm" draw:transform="rotate (-0.404741853537485) translate (10.386cm 10.6cm)">
          <text:p/>
          <draw:enhanced-geometry svg:viewBox="0 0 21600 21600" draw:text-areas="0 ?f0 ?f5 ?f2"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6"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3" draw:text-style-name="P4"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6.731cm" svg:height="1.905cm" draw:transform="rotate (0.00628318530717883) translate (9.454cm 8.817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6.731cm" svg:height="1.906cm" draw:transform="rotate (-0.404741853537485) translate (10.386cm 10.6cm)">
          <text:p/>
          <draw:enhanced-geometry svg:viewBox="0 0 21600 21600" draw:text-areas="0 ?f0 ?f5 ?f2"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5.842cm" svg:height="1.524cm" svg:x="16.329cm" svg:y="5.31cm">
          <draw:text-box>
            <text:p text:style-name="P5"><text:span text:style-name="T2">ELECTION!</text:span></text:p>
          </draw:text-box>
        </draw:frame>
      </draw:page>
      <draw:page draw:name="page7"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6" draw:text-style-name="P8" draw:layer="layout" svg:width="6.731cm" svg:height="1.905cm" draw:transform="rotate (0.00628318530717883) translate (9.452cm 8.717cm)">
          <text:p text:style-name="P7"><text:span text:style-name="T3">MASTER</text:span></text:p>
          <draw:enhanced-geometry svg:viewBox="0 0 21600 21600" draw:text-areas="0 ?f0 ?f5 ?f2" draw:mirror-horizontal="tru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9" draw:layer="layout" svg:width="6.731cm" svg:height="1.906cm" draw:transform="rotate (0.331612557878922) translate (9.331cm 6.532cm)">
          <text:p text:style-name="P7"><text:span text:style-name="T3">REPLICA</text:span></text:p>
          <draw:enhanced-geometry svg:viewBox="0 0 21600 21600" draw:text-areas="0 ?f0 ?f5 ?f2" draw:mirror-horizontal="tru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9" draw:layer="layout" svg:width="6.731cm" svg:height="1.905cm" draw:transform="rotate (-0.388859357344338) translate (9.873cm 10.811cm)">
          <text:p text:style-name="P7"><text:span text:style-name="T3">REPLICA</text:span></text:p>
          <draw:enhanced-geometry svg:viewBox="0 0 21600 21600" draw:text-areas="0 ?f0 ?f5 ?f2" draw:mirror-horizontal="tru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8"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8" draw:text-style-name="P10" draw:layer="layout" svg:width="5.207cm" svg:height="4.699cm" draw:transform="rotate (1.5707963267949) translate (7.857cm 9.336cm)">
          <text:p/>
          <draw:enhanced-geometry svg:viewBox="0 0 21600 21600" draw:text-areas="0 0 21600 21600" draw:mirror-horizontal="tru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0" draw:layer="layout" svg:width="5.207cm" svg:height="4.699cm" draw:transform="rotate (1.5707963267949) translate (7.857cm 15.477cm)">
          <text:p/>
          <draw:enhanced-geometry svg:viewBox="0 0 21600 21600" draw:text-areas="0 0 21600 21600" draw:mirror-horizontal="true" draw:mirror-vertical="tru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draw:page draw:name="page9"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0" draw:text-style-name="P11" draw:layer="layout" svg:width="7.112cm" svg:height="5.461cm" svg:x="2.397cm" svg:y="6.5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10"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3" draw:text-style-name="P4"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6.731cm" svg:height="1.906cm" draw:transform="rotate (-0.404741853537485) translate (10.293cm 10.601cm)">
          <text:p/>
          <draw:enhanced-geometry svg:viewBox="0 0 21600 21600" draw:text-areas="0 ?f0 ?f5 ?f2"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3" draw:text-style-name="P4"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6.731cm" svg:height="1.906cm" draw:transform="rotate (-0.404741853537485) translate (10.293cm 10.601cm)">
          <text:p/>
          <draw:enhanced-geometry svg:viewBox="0 0 21600 21600" draw:text-areas="0 ?f0 ?f5 ?f2"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5.842cm" svg:height="1.524cm" svg:x="16.329cm" svg:y="5.31cm">
          <draw:text-box>
            <text:p text:style-name="P5"><text:span text:style-name="T2">ELECTION!</text:span></text:p>
          </draw:text-box>
        </draw:frame>
      </draw:page>
      <draw:page draw:name="page12"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1" draw:text-style-name="P8" draw:layer="layout" svg:width="6.731cm" svg:height="1.905cm" draw:transform="rotate (0.453262006742927) translate (9.533cm 7.37cm)">
          <text:p text:style-name="P7"><text:span text:style-name="T3">MASTER</text:span></text:p>
          <draw:enhanced-geometry svg:viewBox="0 0 21600 21600" draw:text-areas="0 ?f0 ?f5 ?f2" draw:mirror-horizontal="tru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9" draw:layer="layout" svg:width="6.731cm" svg:height="1.905cm" draw:transform="rotate (-0.388859357344338) translate (10.024cm 10.816cm)">
          <text:p text:style-name="P7"><text:span text:style-name="T3">REPLICA</text:span></text:p>
          <draw:enhanced-geometry svg:viewBox="0 0 21600 21600" draw:text-areas="0 ?f0 ?f5 ?f2" draw:mirror-horizontal="tru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3"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2" draw:text-style-name="P10" draw:layer="layout" svg:width="1.651cm" svg:height="5.08cm" svg:x="4.556cm" svg:y="6.8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solid" draw:fill-color="#111111"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sh berkus</meta:initial-creator>
    <meta:creation-date>2016-01-24T11:34:14.135013832</meta:creation-date>
    <dc:date>2016-01-24T12:53:39.111147684</dc:date>
    <dc:creator>Josh berkus</dc:creator>
    <meta:editing-duration>PT16M35S</meta:editing-duration>
    <meta:editing-cycles>2</meta:editing-cycles>
    <meta:generator>LibreOffice/5.0.4.2$Linux_X86_64 LibreOffice_project/00$Build-2</meta:generator>
    <meta:document-statistic meta:object-count="92"/>
  </office:meta>
</office:document-meta>
</file>